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Utilities</text:p>
          </table:table-cell>
          <table:table-cell table:style-name="ce3" office:value-type="string" calcext:value-type="string">
            <text:p>File system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</text:p>
          </table:table-cell>
          <table:table-cell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-pulseaudio</text:p>
          </table:table-cell>
          <table:table-cell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-minimal</text:p>
          </table:table-cell>
          <table:table-cell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</text:p>
          </table:table-cell>
          <table:table-cell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-minimal</text:p>
          </table:table-cell>
          <table:table-cell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stack</text:p>
          </table:table-cell>
          <table:table-cell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jdk-18-jre</text:p>
          </table:table-cell>
          <table:table-cell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office:value-type="string" calcext:value-type="string">
            <text:p>libpangoxft-1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uid-soundfont-gm</text:p>
          </table:table-cell>
          <table:table-cell office:value-type="string" calcext:value-type="string">
            <text:p>libfann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uid-soundfont-gs</text:p>
          </table:table-cell>
          <table:table-cell office:value-type="string" calcext:value-type="string">
            <text:p>libpython2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office:value-type="string" calcext:value-type="string">
            <text:p>libpython2.7-minim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openjp2-7</text:p>
          </table:table-cell>
          <table:table-cell office:value-type="string" calcext:value-type="string">
            <text:p>libpython2.7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office:value-type="string" calcext:value-type="string">
            <text:p>libudev0</text:p>
          </table:table-cell>
          <table:table-cell table:number-columns-repeated="3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 office:value-type="string" calcext:value-type="string">
            <text:p>libpangoxft-1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</table:table>
      <table:table table:name="compat packages" table:style-name="ta1">
        <table:table-column table:style-name="co12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8:21:23.062036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21T18:22:22.575641532</dc:date>
    <meta:editing-duration>PT9H35M41S</meta:editing-duration>
    <meta:editing-cycles>90</meta:editing-cycles>
    <meta:generator>LibreOffice/7.3.3.2$Linux_X86_64 LibreOffice_project/30$Build-2</meta:generator>
    <meta:document-statistic meta:table-count="3" meta:cell-count="260" meta:object-count="0"/>
  </office:meta>
</office:document-meta>
</file>